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style="normal" fo:font-weight="normal" officeooo:rsid="00322814" officeooo:paragraph-rsid="00356a18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fo:font-style="normal" fo:font-weight="normal" officeooo:rsid="0026f74e" officeooo:paragraph-rsid="00358e53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officeooo:rsid="0030d549" officeooo:paragraph-rsid="0013482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weight="normal" officeooo:rsid="00377290" officeooo:paragraph-rsid="00134829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3139d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1fa86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20530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34829" officeooo:paragraph-rsid="003046a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24db34" officeooo:paragraph-rsid="00358e53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298a63" officeooo:paragraph-rsid="00298a63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197691" officeooo:paragraph-rsid="0035632e" style:font-style-asian="italic" style:font-style-complex="italic"/>
    </style:style>
    <style:style style:name="P12" style:family="paragraph" style:parent-style-name="Standard">
      <style:paragraph-properties fo:text-align="justify" style:justify-single-word="false"/>
      <style:text-properties fo:font-style="italic" officeooo:rsid="00322814" officeooo:paragraph-rsid="00298a63" style:font-style-asian="italic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style="italic" officeooo:rsid="0021c264" officeooo:paragraph-rsid="00358e53" style:font-style-asian="italic" style:font-style-complex="italic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2f949a" officeooo:paragraph-rsid="00134829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56a1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58e53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3482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1fa86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rsid="00134829" officeooo:paragraph-rsid="0037729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rsid="00134829" officeooo:paragraph-rsid="00134829"/>
    </style:style>
    <style:style style:name="P21" style:family="paragraph" style:parent-style-name="Standard">
      <style:paragraph-properties fo:text-align="justify" style:justify-single-word="false"/>
      <style:text-properties officeooo:rsid="00134829" officeooo:paragraph-rsid="00356a18"/>
    </style:style>
    <style:style style:name="P22" style:family="paragraph" style:parent-style-name="Standard">
      <style:paragraph-properties fo:text-align="justify" style:justify-single-word="false"/>
      <style:text-properties officeooo:rsid="00134829" officeooo:paragraph-rsid="00358e53"/>
    </style:style>
    <style:style style:name="P23" style:family="paragraph" style:parent-style-name="Standard">
      <style:paragraph-properties fo:text-align="justify" style:justify-single-word="false"/>
      <style:text-properties officeooo:rsid="00134829" officeooo:paragraph-rsid="001af3da"/>
    </style:style>
    <style:style style:name="P24" style:family="paragraph" style:parent-style-name="Standard">
      <style:paragraph-properties fo:text-align="justify" style:justify-single-word="false"/>
      <style:text-properties officeooo:rsid="00134829" officeooo:paragraph-rsid="002f949a"/>
    </style:style>
    <style:style style:name="P25" style:family="paragraph" style:parent-style-name="Standard">
      <style:paragraph-properties fo:text-align="justify" style:justify-single-word="false"/>
      <style:text-properties officeooo:rsid="00134829" officeooo:paragraph-rsid="00298a63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36d3d6"/>
    </style:style>
    <style:style style:name="P28" style:family="paragraph" style:parent-style-name="Standard">
      <style:paragraph-properties fo:text-align="justify" style:justify-single-word="false"/>
      <style:text-properties officeooo:paragraph-rsid="00358e53"/>
    </style:style>
    <style:style style:name="P29" style:family="paragraph" style:parent-style-name="Standard">
      <style:paragraph-properties fo:text-align="justify" style:justify-single-word="false"/>
      <style:text-properties officeooo:paragraph-rsid="0035632e"/>
    </style:style>
    <style:style style:name="P30" style:family="paragraph" style:parent-style-name="Standard">
      <style:paragraph-properties fo:text-align="justify" style:justify-single-word="false"/>
      <style:text-properties officeooo:paragraph-rsid="001fa861"/>
    </style:style>
    <style:style style:name="P31" style:family="paragraph" style:parent-style-name="Standard">
      <style:paragraph-properties fo:text-align="justify" style:justify-single-word="false"/>
      <style:text-properties officeooo:paragraph-rsid="002f949a"/>
    </style:style>
    <style:style style:name="P32" style:family="paragraph" style:parent-style-name="Standard">
      <style:paragraph-properties fo:text-align="justify" style:justify-single-word="false"/>
      <style:text-properties officeooo:paragraph-rsid="00134829"/>
    </style:style>
    <style:style style:name="P33" style:family="paragraph" style:parent-style-name="Standard">
      <style:paragraph-properties fo:text-align="justify" style:justify-single-word="false"/>
      <style:text-properties officeooo:paragraph-rsid="00298a63"/>
    </style:style>
    <style:style style:name="P34" style:family="paragraph" style:parent-style-name="Standard">
      <style:paragraph-properties fo:text-align="justify" style:justify-single-word="false"/>
      <style:text-properties officeooo:rsid="0021c264" officeooo:paragraph-rsid="00358e53"/>
    </style:style>
    <style:style style:name="P35" style:family="paragraph" style:parent-style-name="Standard">
      <style:paragraph-properties fo:text-align="justify" style:justify-single-word="false"/>
      <style:text-properties officeooo:rsid="001447cc" officeooo:paragraph-rsid="001447cc"/>
    </style:style>
    <style:style style:name="T1" style:family="text">
      <style:text-properties officeooo:rsid="00134829"/>
    </style:style>
    <style:style style:name="T2" style:family="text">
      <style:text-properties officeooo:rsid="001447cc"/>
    </style:style>
    <style:style style:name="T3" style:family="text">
      <style:text-properties officeooo:rsid="00197691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34829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1af3da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37a368" style:font-size-asian="14pt" style:font-weight-asian="bold" style:font-size-complex="14pt" style:font-weight-complex="bold"/>
    </style:style>
    <style:style style:name="T8" style:family="text">
      <style:text-properties fo:font-size="14pt" fo:font-style="italic" fo:font-weight="bold" officeooo:rsid="00197691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97691" style:font-style-asian="italic" style:font-style-complex="italic"/>
    </style:style>
    <style:style style:name="T11" style:family="text">
      <style:text-properties fo:font-style="italic" officeooo:rsid="00230ed4" style:font-style-asian="italic" style:font-style-complex="italic"/>
    </style:style>
    <style:style style:name="T12" style:family="text">
      <style:text-properties fo:font-style="italic" officeooo:rsid="0021c264" style:font-style-asian="italic" style:font-style-complex="italic"/>
    </style:style>
    <style:style style:name="T13" style:family="text">
      <style:text-properties fo:font-style="italic" officeooo:rsid="0024db34" style:font-style-asian="italic" style:font-style-complex="italic"/>
    </style:style>
    <style:style style:name="T14" style:family="text">
      <style:text-properties fo:font-style="italic" officeooo:rsid="0026f74e" style:font-style-asian="italic" style:font-style-complex="italic"/>
    </style:style>
    <style:style style:name="T15" style:family="text">
      <style:text-properties fo:font-style="italic" officeooo:rsid="0028a4e9" style:font-style-asian="italic" style:font-style-complex="italic"/>
    </style:style>
    <style:style style:name="T16" style:family="text">
      <style:text-properties fo:font-style="italic" officeooo:rsid="00298a63" style:font-style-asian="italic" style:font-style-complex="italic"/>
    </style:style>
    <style:style style:name="T17" style:family="text">
      <style:text-properties fo:font-style="italic" officeooo:rsid="00322814" style:font-style-asian="italic" style:font-style-complex="italic"/>
    </style:style>
    <style:style style:name="T18" style:family="text">
      <style:text-properties fo:font-style="italic" officeooo:rsid="00377290" style:font-style-asian="italic" style:font-style-complex="italic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5632e" style:font-style-asian="italic" style:font-weight-asian="bold" style:font-style-complex="italic" style:font-weight-complex="bold"/>
    </style:style>
    <style:style style:name="T22" style:family="text">
      <style:text-properties style:text-underline-style="solid" style:text-underline-width="auto" style:text-underline-color="font-color" officeooo:rsid="001447cc"/>
    </style:style>
    <style:style style:name="T23" style:family="text">
      <style:text-properties style:text-underline-style="solid" style:text-underline-width="auto" style:text-underline-color="font-color" officeooo:rsid="00197691"/>
    </style:style>
    <style:style style:name="T24" style:family="text">
      <style:text-properties fo:font-weight="normal" officeooo:rsid="0035632e" style:font-weight-asian="normal" style:font-weight-complex="normal"/>
    </style:style>
    <style:style style:name="T25" style:family="text">
      <style:text-properties fo:font-size="12pt" fo:font-style="italic" fo:font-weight="normal" officeooo:rsid="00197691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officeooo:rsid="00205307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21c264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36d3d6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377290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fo:font-weight="normal" officeooo:rsid="00377290" style:font-size-asian="10.5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weight="normal" officeooo:rsid="00197691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134829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1447cc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1fa861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205307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3139d1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2f949a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0d549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139d1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77290" style:font-size-asian="10.5pt" style:font-weight-asian="normal" style:font-size-complex="12pt" style:font-weight-complex="normal"/>
    </style:style>
    <style:style style:name="T41" style:family="text">
      <style:text-properties fo:font-size="12pt" fo:font-style="normal" fo:font-weight="normal" officeooo:rsid="003139d1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322814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26f74e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officeooo:rsid="001fa861"/>
    </style:style>
    <style:style style:name="T45" style:family="text">
      <style:text-properties officeooo:rsid="00205307"/>
    </style:style>
    <style:style style:name="T46" style:family="text">
      <style:text-properties officeooo:rsid="0021c264"/>
    </style:style>
    <style:style style:name="T47" style:family="text">
      <style:text-properties fo:font-style="normal" officeooo:rsid="0024db34" style:font-style-asian="normal" style:font-style-complex="normal"/>
    </style:style>
    <style:style style:name="T48" style:family="text">
      <style:text-properties fo:font-style="normal" officeooo:rsid="0025c73f" style:font-style-asian="normal" style:font-style-complex="normal"/>
    </style:style>
    <style:style style:name="T49" style:family="text">
      <style:text-properties fo:font-style="normal" officeooo:rsid="0026f74e" style:font-style-asian="normal" style:font-style-complex="normal"/>
    </style:style>
    <style:style style:name="T50" style:family="text">
      <style:text-properties fo:font-style="normal" officeooo:rsid="003046a1" style:font-style-asian="normal" style:font-style-complex="normal"/>
    </style:style>
    <style:style style:name="T51" style:family="text">
      <style:text-properties fo:font-style="normal" officeooo:rsid="003139d1" style:font-style-asian="normal" style:font-style-complex="normal"/>
    </style:style>
    <style:style style:name="T52" style:family="text">
      <style:text-properties fo:font-style="normal" officeooo:rsid="00322814" style:font-style-asian="normal" style:font-style-complex="normal"/>
    </style:style>
    <style:style style:name="T5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4" style:family="text">
      <style:text-properties fo:font-style="normal" style:text-underline-style="none" style:font-style-asian="normal" style:font-style-complex="normal"/>
    </style:style>
    <style:style style:name="T55" style:family="text">
      <style:text-properties fo:font-style="normal" style:text-underline-style="none" officeooo:rsid="0024db34" style:font-style-asian="normal" style:font-style-complex="normal"/>
    </style:style>
    <style:style style:name="T56" style:family="text">
      <style:text-properties officeooo:rsid="00230ed4"/>
    </style:style>
    <style:style style:name="T57" style:family="text">
      <style:text-properties officeooo:rsid="0024db34"/>
    </style:style>
    <style:style style:name="T58" style:family="text">
      <style:text-properties officeooo:rsid="0026a962"/>
    </style:style>
    <style:style style:name="T59" style:family="text">
      <style:text-properties officeooo:rsid="0028a4e9"/>
    </style:style>
    <style:style style:name="T60" style:family="text">
      <style:text-properties officeooo:rsid="003046a1"/>
    </style:style>
    <style:style style:name="T61" style:family="text">
      <style:text-properties officeooo:rsid="0030d549"/>
    </style:style>
    <style:style style:name="T62" style:family="text">
      <style:text-properties officeooo:rsid="003139d1"/>
    </style:style>
    <style:style style:name="T63" style:family="text">
      <style:text-properties officeooo:rsid="00322814"/>
    </style:style>
    <style:style style:name="T64" style:family="text">
      <style:text-properties officeooo:rsid="0037a3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ab/>O código-fonte foi separado em em módulos assim será mais fácil analisar, documentar e manter toda a estrutura. Detalharemos agora cada módulo (função) do código-fonte:</text:p>
      <text:p text:style-name="P20"/>
      <text:p text:style-name="P15">→<text:span text:style-name="T64"> </text:span><text:s/>aloc_int </text:p>
      <text:p text:style-name="P21"><text:tab/><text:span text:style-name="T58">Essa função irá alocar dinamicamente a matriz principal do programa. (Obs.: a matriz é alocada com “calloc”, isso significa que ela já está preenchida inteiramente com o valor “0”.)</text:span></text:p>
      <text:p text:style-name="P21"><text:tab/><text:span text:style-name="T46">O custo assintótico para essa função é,</text:span></text:p>
      <text:p text:style-name="P21"><text:tab/><text:tab/><text:span text:style-name="T63">em tempo,</text:span></text:p>
      <text:p text:style-name="P21"><text:tab/><text:tab/><text:tab/><draw:frame draw:style-name="fr1" draw:name="Objeto8" text:anchor-type="as-char" svg:y="-0.386cm" svg:width="1.6cm" svg:height="0.542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2"> = </text:span><text:span text:style-name="T27"><text:s/></text:span><text:span text:style-name="T25">O(n) </text:span></text:p>
      <text:p text:style-name="P21"><text:span text:style-name="T8"><text:tab/><text:tab/></text:span><text:span text:style-name="T42">em espaço,</text:span></text:p>
      <text:p text:style-name="P27"><text:span text:style-name="T49"><text:tab/><text:tab/><text:tab/></text:span><text:span text:style-name="T49"><draw:frame draw:style-name="fr1" draw:name="Objeto9" text:anchor-type="as-char" svg:y="-0.386cm" svg:width="1.633cm" svg:height="0.542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2"> = </text:span><text:span text:style-name="T27"><text:s/></text:span><text:span text:style-name="T25">O(</text:span><text:span text:style-name="T28">n²</text:span><text:span text:style-name="T25">) </text:span></text:p>
      <text:p text:style-name="P15"/>
      <text:p text:style-name="P15">→<text:span text:style-name="T64"> </text:span>free_aloc_int </text:p>
      <text:p text:style-name="P21"><text:tab/><text:span text:style-name="T46">Essa função </text:span><text:span text:style-name="T56">irá </text:span><text:span text:style-name="T46">desloca</text:span><text:span text:style-name="T56">r </text:span><text:span text:style-name="T46">a matriz </text:span><text:span text:style-name="T56">principal do programa.</text:span></text:p>
      <text:p text:style-name="P21"><text:tab/><text:span text:style-name="T46">O custo assintótico para essa função é,</text:span><text:tab/><text:tab/></text:p>
      <text:p text:style-name="P21"><text:tab/><text:tab/><text:span text:style-name="T63">em tempo,</text:span></text:p>
      <text:p text:style-name="P21"><text:tab/><text:tab/><text:tab/><draw:frame draw:style-name="fr1" draw:name="Objeto10" text:anchor-type="as-char" svg:y="-0.386cm" svg:width="1.515cm" svg:height="0.542cm" draw:z-index="9"><draw:object xlink:href="./Object 10" xlink:type="simple" xlink:show="embed" xlink:actuate="onLoad"/><draw:image xlink:href="./ObjectReplacements/Object 10" xlink:type="simple" xlink:show="embed" xlink:actuate="onLoad"/></draw:frame><text:span text:style-name="T12">= </text:span><text:span text:style-name="T27"><text:s/></text:span><text:span text:style-name="T25">O(n) </text:span></text:p>
      <text:p text:style-name="P21"><text:span text:style-name="T8"><text:tab/><text:tab/></text:span><text:span text:style-name="T42">em espaço,</text:span></text:p>
      <text:p text:style-name="P21"><text:span text:style-name="T42"><text:tab/><text:tab/><text:tab/></text:span><text:span text:style-name="T42"><draw:frame draw:style-name="fr1" draw:name="Objeto12" text:anchor-type="as-char" svg:y="-0.386cm" svg:width="1.55cm" svg:height="0.542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28">= O(n²)</text:span></text:p>
      <text:p text:style-name="P1"/>
      <text:p text:style-name="P22"><text:span text:style-name="T4">→</text:span><text:span text:style-name="T7"> </text:span><text:span text:style-name="T4">rlc_binary</text:span> </text:p>
      <text:p text:style-name="P28"><text:span text:style-name="T1"><text:tab/></text:span><text:span text:style-name="T46">Essa função é o esqueleto de todo o código fonte, ela colhe todos os valores passados no arquivo em um vetor único </text:span><text:span text:style-name="T12">“numbers_arc”</text:span><text:span text:style-name="T46">, após isso ela irá preencher somente a primeira linha e primeira coluna da <text:s/></text:span><text:span text:style-name="T12">“matriz_aloc”</text:span><text:span text:style-name="T46"> com os valores passados como argumento na primeira linha do arquivo. A exemplo teremos:</text:span></text:p>
      <text:p text:style-name="P34"/>
      <text:p text:style-name="P13"><text:tab/><text:span text:style-name="T53">Arquivo de entrada:</text:span></text:p>
      <text:p text:style-name="P34">3 1 2 3</text:p>
      <text:p text:style-name="P34">1 1</text:p>
      <text:p text:style-name="P34">2 2</text:p>
      <text:p text:style-name="P34">3 3</text:p>
      <text:p text:style-name="P34"/>
      <text:p text:style-name="P34"><text:tab/><text:span text:style-name="T54">A </text:span><text:span text:style-name="T19">“matriz_aloc”</text:span><text:span text:style-name="T54"> terá o seguinte formato inicial: </text:span><text:span text:style-name="T55">(Obs.: como ela foi alocada com “calloc” ela já está preenchida com 0)</text:span></text:p>
      <text:p text:style-name="P34">0 1 2 3</text:p>
      <text:p text:style-name="P34">1 <text:span text:style-name="T57">0 0 0</text:span></text:p>
      <text:p text:style-name="P34">2 <text:span text:style-name="T57">0 0 0</text:span></text:p>
      <text:p text:style-name="P34">3 <text:span text:style-name="T57">0 0 0</text:span></text:p>
      <text:p text:style-name="P34"/>
      <text:p text:style-name="P34"><text:tab/><text:span text:style-name="T56">Apos isso teremos um</text:span><text:span text:style-name="T11"> “vetor_aux” </text:span><text:span text:style-name="T56">no qual será armazenado apenas os pares ordenados. Assim quando obtivermos esse vetor, teremos os vetores </text:span><text:span text:style-name="T11">“par_eixo_x” </text:span><text:span text:style-name="T56">e </text:span><text:span text:style-name="T11">“par_eixo_y”</text:span><text:span text:style-name="T56"> onde ficarão respectivamente <text:s/>os valores de x e y de forma sincronizada, ou seja, a posição 0 dos dois vetores terá exatamente no nosso exemplo de entrada os valores (1,1).</text:span></text:p>
      <text:p text:style-name="P34"><text:tab/><text:span text:style-name="T57">Por fim, os vetores </text:span><text:span text:style-name="T11">“par_eixo_x” </text:span><text:span text:style-name="T56">e </text:span><text:span text:style-name="T11">“par_eixo_y” </text:span><text:span text:style-name="T47">irão percorrer toda a matriz </text:span><text:span text:style-name="T13">“matriz_aloc” </text:span><text:span text:style-name="T47">computando os pares e preenchendo-os com o valor “1”, desse modo ficaremos com a seguinte matriz:</text:span></text:p>
      <text:p text:style-name="P34"/>
      <text:p text:style-name="P34">0 1 2 3</text:p>
      <text:p text:style-name="P34">1 <text:span text:style-name="T57">1 0 0</text:span></text:p>
      <text:p text:style-name="P34">2 <text:span text:style-name="T57">0 1 0</text:span></text:p>
      <text:p text:style-name="P9">3 0 0 1</text:p>
      <text:p text:style-name="P9"><text:soft-page-break/><text:tab/></text:p>
      <text:p text:style-name="P28"><text:span text:style-name="T47"><text:tab/>O custo assintótico desse módulo é dado </text:span><text:span text:style-name="T48">por,</text:span></text:p>
      <text:p text:style-name="P28"><text:span text:style-name="T48"><text:tab/></text:span><text:span text:style-name="T50">Em tempo,</text:span></text:p>
      <text:p text:style-name="P28"><text:span text:style-name="T47"><text:tab/><text:tab/></text:span><text:span text:style-name="T47"><draw:frame draw:style-name="fr1" draw:name="Objeto13" text:anchor-type="as-char" svg:y="-0.386cm" svg:width="1.337cm" svg:height="0.542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= O(n³)</text:span></text:p>
      <text:p text:style-name="P28"><text:span text:style-name="T14"><text:tab/></text:span><text:span text:style-name="T50">Em espaço,</text:span></text:p>
      <text:p text:style-name="P16"><text:span text:style-name="T43"><text:tab/><text:tab/></text:span><text:span text:style-name="T43"><draw:frame draw:style-name="fr1" draw:name="Objeto14" text:anchor-type="as-char" svg:y="-0.386cm" svg:width="1.371cm" svg:height="0.542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8">= O(n²)</text:span></text:p>
      <text:p text:style-name="P2"/>
      <text:p text:style-name="P17">→<text:span text:style-name="T64"> </text:span>reflexiva </text:p>
      <text:p text:style-name="P26"><text:tab/><text:span text:style-name="T22">Def</text:span><text:span text:style-name="T23">inição</text:span><text:span text:style-name="T2">: </text:span><text:span text:style-name="T2"><draw:frame draw:style-name="fr1" draw:name="Objeto2" text:anchor-type="as-char" svg:y="-0.386cm" svg:width="6.11cm" svg:height="0.508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5"><text:tab/>Essa função verifica <text:span text:style-name="T3">se a diagonal principal está inteiramente preenchida com o valor “1”.</text:span></text:p>
      <text:p text:style-name="P35"><text:tab/><text:span text:style-name="T3">O custo assintótico para essa função é:</text:span></text:p>
      <text:p text:style-name="P35"><text:tab/><text:tab/><text:span text:style-name="T62">em tempo,</text:span></text:p>
      <text:p text:style-name="P35"><text:tab/><text:tab/><text:tab/><draw:frame draw:style-name="fr1" draw:name="Objeto17" text:anchor-type="as-char" svg:y="-0.386cm" svg:width="1.376cm" svg:height="0.542cm" draw:z-index="16"><draw:object xlink:href="./Object 17" xlink:type="simple" xlink:show="embed" xlink:actuate="onLoad"/><draw:image xlink:href="./ObjectReplacements/Object 17" xlink:type="simple" xlink:show="embed" xlink:actuate="onLoad"/></draw:frame><text:span text:style-name="T12">= </text:span><text:span text:style-name="T10">O(n²) </text:span></text:p>
      <text:p text:style-name="P35"><text:span text:style-name="T10"><text:tab/><text:tab/></text:span><text:span text:style-name="T51">em espaço,</text:span></text:p>
      <text:p text:style-name="P29"><text:tab/><text:tab/><text:tab/><text:span text:style-name="T2"><draw:frame draw:style-name="fr1" draw:name="Objeto20" text:anchor-type="as-char" svg:y="-0.386cm" svg:width="1.409cm" svg:height="0.542cm" draw:z-index="17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12">= </text:span><text:span text:style-name="T10">O(</text:span><text:span text:style-name="T18">1</text:span><text:span text:style-name="T10">)</text:span></text:p>
      <text:p text:style-name="P11"/>
      <text:p text:style-name="P17">→<text:span text:style-name="T64"> </text:span>irreflexiva </text:p>
      <text:p text:style-name="P23"><text:tab/><text:span text:style-name="T22">Def</text:span><text:span text:style-name="T23">inição</text:span><text:span text:style-name="T2">: </text:span><text:span text:style-name="T2"><draw:frame draw:style-name="fr1" draw:name="Objeto1" text:anchor-type="as-char" svg:y="-0.386cm" svg:width="6.387cm" svg:height="0.50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0"><text:span text:style-name="T32"><text:tab/></text:span><text:span text:style-name="T33">Essa função verifica </text:span><text:span text:style-name="T31">se a diagonal principal </text:span><text:span text:style-name="T34">possui algum valor diferente de “1”.</text:span></text:p>
      <text:p text:style-name="P5"><text:span text:style-name="T2"><text:tab/></text:span><text:span text:style-name="T3">O custo assintótico para essa função é:</text:span></text:p>
      <text:p text:style-name="P5"><text:tab/><text:tab/><text:span text:style-name="T62">em tempo,</text:span><text:tab/></text:p>
      <text:p text:style-name="P18"><text:span text:style-name="T25"><text:tab/><text:tab/><text:tab/></text:span><text:span text:style-name="T25"><draw:frame draw:style-name="fr1" draw:name="Objeto18" text:anchor-type="as-char" svg:y="-0.386cm" svg:width="1.316cm" svg:height="0.542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27"> = </text:span><text:span text:style-name="T25">O(n²)</text:span></text:p>
      <text:p text:style-name="P18"><text:span text:style-name="T10"><text:tab/><text:tab/></text:span><text:span text:style-name="T41">em espaço,</text:span></text:p>
      <text:p text:style-name="P19"><text:tab/><text:tab/><text:tab/><draw:frame draw:style-name="fr1" draw:name="Objeto15" text:anchor-type="as-char" svg:y="-0.386cm" svg:width="1.349cm" svg:height="0.542cm" draw:z-index="18"><draw:object xlink:href="./Object 15" xlink:type="simple" xlink:show="embed" xlink:actuate="onLoad"/><draw:image xlink:href="./ObjectReplacements/Object 15" xlink:type="simple" xlink:show="embed" xlink:actuate="onLoad"/></draw:frame><text:span text:style-name="T12">= </text:span><text:span text:style-name="T25">O(</text:span><text:span text:style-name="T29">1</text:span><text:span text:style-name="T25">)</text:span><text:span text:style-name="T18"> </text:span></text:p>
      <text:p text:style-name="P17"/>
      <text:p text:style-name="P17"><text:span text:style-name="T3">→</text:span><text:span text:style-name="T64"> </text:span><text:span text:style-name="T3">simetrica </text:span></text:p>
      <text:p text:style-name="P23"><text:tab/><text:span text:style-name="T22">Def</text:span><text:span text:style-name="T23">inição</text:span><text:span text:style-name="T2">: </text:span><text:span text:style-name="T2"><draw:frame draw:style-name="fr1" draw:name="Objeto4" text:anchor-type="as-char" svg:y="-0.386cm" svg:width="10.312cm" svg:height="0.508cm" draw:z-index="2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6"><text:tab/><text:span text:style-name="T2">Essa função verifica </text:span><text:span text:style-name="T3">se </text:span><text:span text:style-name="T44">o elemento da matriz[i][j] == matriz[j][i] para toda a matriz.</text:span></text:p>
      <text:p text:style-name="P5"><text:span text:style-name="T2"><text:tab/></text:span><text:span text:style-name="T3">O custo assintótico para essa função é,</text:span></text:p>
      <text:p text:style-name="P5"><text:tab/><text:tab/><text:span text:style-name="T62">em tempo,</text:span><text:tab/></text:p>
      <text:p text:style-name="P18"><text:span text:style-name="T25"><text:tab/><text:tab/><text:tab/></text:span><text:span text:style-name="T25"><draw:frame draw:style-name="fr1" draw:name="Objeto19" text:anchor-type="as-char" svg:y="-0.386cm" svg:width="1.335cm" svg:height="0.542cm" draw:z-index="14"><draw:object xlink:href="./Object 19" xlink:type="simple" xlink:show="embed" xlink:actuate="onLoad"/><draw:image xlink:href="./ObjectReplacements/Object 19" xlink:type="simple" xlink:show="embed" xlink:actuate="onLoad"/></draw:frame></text:span><text:span text:style-name="T27"> = </text:span><text:span text:style-name="T25">O(n²)</text:span><text:span text:style-name="T31"> </text:span></text:p>
      <text:p text:style-name="P18"><text:span text:style-name="T31"><text:tab/><text:tab/></text:span><text:span text:style-name="T36">em espaço,</text:span></text:p>
      <text:p text:style-name="P17"><text:tab/><text:tab/><text:tab/><draw:frame draw:style-name="fr1" draw:name="Objeto16" text:anchor-type="as-char" svg:y="-0.386cm" svg:width="1.371cm" svg:height="0.542cm" draw:z-index="19"><draw:object xlink:href="./Object 16" xlink:type="simple" xlink:show="embed" xlink:actuate="onLoad"/><draw:image xlink:href="./ObjectReplacements/Object 16" xlink:type="simple" xlink:show="embed" xlink:actuate="onLoad"/></draw:frame><text:span text:style-name="T29">= O(1)</text:span></text:p>
      <text:p text:style-name="P17"/>
      <text:p text:style-name="P17">→<text:span text:style-name="T64"> </text:span>anti_simetrica </text:p>
      <text:p text:style-name="P23"><text:tab/><text:span text:style-name="T22">Def</text:span><text:span text:style-name="T23">inição</text:span><text:span text:style-name="T2">: </text:span><text:span text:style-name="T2"><draw:frame draw:style-name="fr1" draw:name="Objeto5" text:anchor-type="as-char" svg:y="-0.386cm" svg:width="12.622cm" svg:height="0.508cm" draw:z-index="3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0"><text:span text:style-name="T32"><text:tab/></text:span><text:span text:style-name="T33">Essa função verifica </text:span><text:span text:style-name="T31">se </text:span><text:span text:style-name="T34">o elemento da matriz[i][j] != matriz[j][i] <text:s/></text:span><text:span text:style-name="T35">a menos que i e j sejam iguais.</text:span></text:p>
      <text:p text:style-name="P6"><text:span text:style-name="T2"><text:tab/></text:span><text:span text:style-name="T3">O custo assintótico para essa função é,</text:span></text:p>
      <text:p text:style-name="P6"><text:tab/><text:tab/><text:span text:style-name="T61">em tempo,</text:span></text:p>
      <text:p text:style-name="P18"><text:span text:style-name="T25"><text:tab/><text:tab/><text:tab/></text:span><text:span text:style-name="T25"><draw:frame draw:style-name="fr1" draw:name="Objeto22" text:anchor-type="as-char" svg:y="-0.386cm" svg:width="1.522cm" svg:height="0.542cm" draw:z-index="20"><draw:object xlink:href="./Object 22" xlink:type="simple" xlink:show="embed" xlink:actuate="onLoad"/><draw:image xlink:href="./ObjectReplacements/Object 22" xlink:type="simple" xlink:show="embed" xlink:actuate="onLoad"/></draw:frame></text:span><text:span text:style-name="T27">= </text:span><text:span text:style-name="T25">O(n²)</text:span><text:span text:style-name="T31"> </text:span></text:p>
      <text:p text:style-name="P17"><text:tab/><text:tab/><text:span text:style-name="T38">em espaço,</text:span></text:p>
      <text:p text:style-name="P17"><text:span text:style-name="T38"><text:tab/><text:tab/><text:tab/></text:span><text:span text:style-name="T38"><draw:frame draw:style-name="fr1" draw:name="Objeto21" text:anchor-type="as-char" svg:y="-0.386cm" svg:width="1.556cm" svg:height="0.542cm" draw:z-index="21"><draw:object xlink:href="./Object 21" xlink:type="simple" xlink:show="embed" xlink:actuate="onLoad"/><draw:image xlink:href="./ObjectReplacements/Object 21" xlink:type="simple" xlink:show="embed" xlink:actuate="onLoad"/></draw:frame></text:span><text:span text:style-name="T30">= O(1)</text:span><text:span text:style-name="T38"><text:tab/><text:tab/></text:span></text:p>
      <text:p text:style-name="P3"/>
      <text:p text:style-name="P17">→<text:span text:style-name="T64"> </text:span>assimetrica </text:p>
      <text:p text:style-name="P23"><text:tab/><text:span text:style-name="T22">Def</text:span><text:span text:style-name="T23">inição</text:span><text:span text:style-name="T2">: </text:span><text:span text:style-name="T2"><draw:frame draw:style-name="fr1" draw:name="Objeto6" text:anchor-type="as-char" svg:y="-0.386cm" svg:width="10.312cm" svg:height="0.508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7"><text:tab/><text:span text:style-name="T2">Essa função verifica </text:span><text:span text:style-name="T3">se </text:span><text:span text:style-name="T44">o elemento da matriz[i][j] != matriz[j][i] . </text:span><text:span text:style-name="T45">Se i = j, então não pode haver conexão.</text:span></text:p>
      <text:p text:style-name="P5"><text:span text:style-name="T2"><text:tab/></text:span><text:span text:style-name="T3">O custo assintótico para essa função é,</text:span></text:p>
      <text:p text:style-name="P5"><text:tab/><text:tab/><text:span text:style-name="T62">em tempo,</text:span><text:tab/></text:p>
      <text:p text:style-name="P30"><text:soft-page-break/><text:span text:style-name="T25"><text:tab/><text:tab/><text:tab/></text:span><text:span text:style-name="T25"><draw:frame draw:style-name="fr1" draw:name="Objeto23" text:anchor-type="as-char" svg:y="-0.386cm" svg:width="1.406cm" svg:height="0.542cm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= </text:span><text:span text:style-name="T26">O(1)</text:span></text:p>
      <text:p text:style-name="P30"><text:span text:style-name="T26"><text:tab/><text:tab/></text:span><text:span text:style-name="T41">em espaço,</text:span></text:p>
      <text:p text:style-name="P29"><text:span text:style-name="T41"><text:tab/><text:tab/><text:tab/></text:span><text:span text:style-name="T41"><draw:frame draw:style-name="fr1" draw:name="Objeto24" text:anchor-type="as-char" svg:y="-0.386cm" svg:width="1.439cm" svg:height="0.542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27"> = </text:span><text:span text:style-name="T26">O(1)</text:span></text:p>
      <text:p text:style-name="P17"/>
      <text:p text:style-name="P17">→<text:span text:style-name="T64"> </text:span>transitiva </text:p>
      <text:p text:style-name="P23"><text:tab/><text:span text:style-name="T22">Def</text:span><text:span text:style-name="T23">inição</text:span><text:span text:style-name="T2">: </text:span><text:span text:style-name="T2"><draw:frame draw:style-name="fr1" draw:name="Objeto7" text:anchor-type="as-char" svg:y="-0.386cm" svg:width="12.721cm" svg:height="0.508cm" draw:z-index="5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30"><text:span text:style-name="T32"><text:tab/></text:span><text:span text:style-name="T33">Essa função verifica </text:span><text:span text:style-name="T31">se </text:span><text:span text:style-name="T35">a </text:span><text:span text:style-name="T35"><draw:frame draw:style-name="fr1" draw:name="Objeto11" text:anchor-type="as-char" svg:y="-0.377cm" svg:width="9.648cm" svg:height="0.482cm" draw:z-index="6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8"><text:span text:style-name="T2"><text:tab/></text:span><text:span text:style-name="T3">O custo assintótico para essa função é,</text:span></text:p>
      <text:p text:style-name="P8"><text:tab/><text:tab/><text:span text:style-name="T60">em tempo,</text:span><text:tab/></text:p>
      <text:p text:style-name="P18"><text:span text:style-name="T25"><text:tab/><text:tab/><text:tab/></text:span><text:span text:style-name="T25"><draw:frame draw:style-name="fr1" draw:name="Objeto25" text:anchor-type="as-char" svg:y="-0.386cm" svg:width="1.558cm" svg:height="0.542cm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27"> = </text:span><text:span text:style-name="T25">O(n³)</text:span><text:span text:style-name="T31"> </text:span></text:p>
      <text:p text:style-name="P24"><text:span text:style-name="T4"><text:tab/></text:span><text:span text:style-name="T37"><text:tab/>e</text:span><text:span text:style-name="T39">m </text:span><text:span text:style-name="T37">espaço,</text:span></text:p>
      <text:p text:style-name="P31"><text:span text:style-name="T37"><text:tab/><text:tab/><text:tab/></text:span><text:span text:style-name="T37"><draw:frame draw:style-name="fr1" draw:name="Objeto26" text:anchor-type="as-char" svg:y="-0.386cm" svg:width="1.591cm" svg:height="0.542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27"> = </text:span><text:span text:style-name="T25">O(</text:span><text:span text:style-name="T29">1</text:span><text:span text:style-name="T25">)</text:span><text:span text:style-name="T31"> </text:span><text:span text:style-name="T5"><text:tab/></text:span></text:p>
      <text:p text:style-name="P14"/>
      <text:p text:style-name="P17"/>
      <text:p text:style-name="P20"><text:span text:style-name="T6">→</text:span><text:span text:style-name="T7"> </text:span><text:span text:style-name="T6">m</text:span><text:span text:style-name="T4">ain <text:tab/></text:span></text:p>
      <text:p text:style-name="P32"><text:span text:style-name="T5"><text:tab/></text:span><text:span text:style-name="T40">A função main irá efetuar os procedimentos para que a saída esperada seja executada, isto é, analisar se minha entrada de dados corresponde a uma das relações propostas no trabalho. Caso seja falso em alguma das relações, ela irá imprimir os pares ordenados que seriam capazes de tornar aquela entrada verdadeira.</text:span></text:p>
      <text:p text:style-name="P4"/>
      <text:p text:style-name="P25"><text:tab/><text:span text:style-name="T59">O custo assintótico para essa função é,</text:span></text:p>
      <text:p text:style-name="P25"><text:tab/><text:tab/><text:span text:style-name="T63">em tempo,</text:span></text:p>
      <text:p text:style-name="P33"><text:span text:style-name="T15"><text:tab/><text:tab/><text:tab/></text:span><text:span text:style-name="T15"><draw:frame draw:style-name="fr1" draw:name="Objeto3" text:anchor-type="as-char" svg:y="-0.386cm" svg:width="1.7cm" svg:height="0.542cm" draw:z-index="11"><draw:object xlink:href="./Object 3" xlink:type="simple" xlink:show="embed" xlink:actuate="onLoad"/><draw:image xlink:href="./ObjectReplacements/Object 3" xlink:type="simple" xlink:show="embed" xlink:actuate="onLoad"/></draw:frame></text:span><text:span text:style-name="T59"> <text:tab/></text:span><text:span text:style-name="T15">= </text:span><text:span text:style-name="T16">O(n³)</text:span></text:p>
      <text:p text:style-name="P33"><text:span text:style-name="T16"><text:tab/><text:tab/></text:span><text:span text:style-name="T52">em espaço,</text:span></text:p>
      <text:p text:style-name="P33"><text:span text:style-name="T17"><text:tab/><text:tab/><text:tab/></text:span><text:span text:style-name="T17"><draw:frame draw:style-name="fr1" draw:name="Objeto27" text:anchor-type="as-char" svg:y="-0.386cm" svg:width="1.736cm" svg:height="0.542cm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18">= O(n²)</text:span></text:p>
      <text:p text:style-name="P12"/>
      <text:p text:style-name="P10">Então, concluímos que o custo assintótico de tempo do código-fonte <text:span text:style-name="T9">“relacao.c”</text:span> é da ordem de <text:span text:style-name="T20">O(n³) </text:span><text:span text:style-name="T24">e de espaço como </text:span><text:span text:style-name="T21">O(n²)</text:span><text:span text:style-name="T24">.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20:28:32.829019149</meta:creation-date>
    <dc:date>2020-09-20T17:10:15.200911748</dc:date>
    <meta:editing-duration>PT1H44M18S</meta:editing-duration>
    <meta:editing-cycles>22</meta:editing-cycles>
    <meta:generator>LibreOffice/6.4.6.2$Linux_X86_64 LibreOffice_project/40$Build-2</meta:generator>
    <meta:document-statistic meta:table-count="0" meta:image-count="0" meta:object-count="27" meta:page-count="3" meta:paragraph-count="95" meta:word-count="621" meta:character-count="3444" meta:non-whitespace-character-count="2763"/>
  </office:meta>
</office:document-meta>
</file>

<file path=Object 1/content.xml><?xml version="1.0" encoding="utf-8"?>
<math xmlns="http://www.w3.org/1998/Math/MathML" display="block">
  <semantics>
    <mrow>
      <mi>R</mi>
      <mi>é</mi>
      <mi mathvariant="italic">ir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irreflexiva dlrarrow forall x em A,( x,x ) notin R  </annotation>
  </semantics>
</math>
</file>

<file path=Object 10/content.xml><?xml version="1.0" encoding="utf-8"?>
<math xmlns="http://www.w3.org/1998/Math/MathML" display="block">
  <semantics>
    <mrow>
      <mi mathvariant="italic">free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free(n) _{ t }</annotation>
  </semantics>
</math>
</file>

<file path=Object 11/content.xml><?xml version="1.0" encoding="utf-8"?>
<math xmlns="http://www.w3.org/1998/Math/MathML" display="block">
  <semantics>
    <mrow>
      <mi mathvariant="italic">matriz</mi>
      <mrow>
        <mo fence="true" stretchy="false">[</mo>
        <mrow>
          <mi>i</mi>
        </mrow>
        <mo fence="true" stretchy="false">]</mo>
      </mrow>
      <mrow>
        <mo fence="true" stretchy="false">[</mo>
        <mrow>
          <mi>j</mi>
        </mrow>
        <mo fence="true" stretchy="false">]</mo>
      </mrow>
      <mtext>==</mtext>
      <mrow>
        <mn>1</mn>
        <mo stretchy="false">∧</mo>
        <mtext/>
      </mrow>
      <mi mathvariant="italic">matriz</mi>
      <mrow>
        <mo fence="true" stretchy="false">[</mo>
        <mrow>
          <mi>j</mi>
        </mrow>
        <mo fence="true" stretchy="false">]</mo>
      </mrow>
      <mrow>
        <mo fence="true" stretchy="false">[</mo>
        <mrow>
          <mi>z</mi>
        </mrow>
        <mo fence="true" stretchy="false">]</mo>
      </mrow>
      <mtext>==</mtext>
      <mrow>
        <mn>1</mn>
        <mo stretchy="false">∧</mo>
        <mtext/>
      </mrow>
      <mi mathvariant="italic">matriz</mi>
      <mrow>
        <mo fence="true" stretchy="false">[</mo>
        <mrow>
          <mi>i</mi>
        </mrow>
        <mo fence="true" stretchy="false">]</mo>
      </mrow>
      <mrow>
        <mo fence="true" stretchy="false">[</mo>
        <mrow>
          <mi>z</mi>
        </mrow>
        <mo fence="true" stretchy="false">]</mo>
      </mrow>
      <mtext>==</mtext>
      <mn>1</mn>
    </mrow>
    <annotation encoding="StarMath 5.0">matriz[i][j] "==" 1  and ""matriz[j][z] "==" 1 and ""matriz[i][z] "==" 1</annotation>
  </semantics>
</math>
</file>

<file path=Object 12/content.xml><?xml version="1.0" encoding="utf-8"?>
<math xmlns="http://www.w3.org/1998/Math/MathML" display="block">
  <semantics>
    <mrow>
      <mi mathvariant="italic">free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free(n)_{ e }</annotation>
  </semantics>
</math>
</file>

<file path=Object 13/content.xml><?xml version="1.0" encoding="utf-8"?>
<math xmlns="http://www.w3.org/1998/Math/MathML" display="block">
  <semantics>
    <mrow>
      <mi mathvariant="italic">rlc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rlc(n)_{ t }</annotation>
  </semantics>
</math>
</file>

<file path=Object 14/content.xml><?xml version="1.0" encoding="utf-8"?>
<math xmlns="http://www.w3.org/1998/Math/MathML" display="block">
  <semantics>
    <mrow>
      <mi mathvariant="italic">rlc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rlc(n) _{ e }</annotation>
  </semantics>
</math>
</file>

<file path=Object 15/content.xml><?xml version="1.0" encoding="utf-8"?>
<math xmlns="http://www.w3.org/1998/Math/MathML" display="block">
  <semantics>
    <mrow>
      <mi mathvariant="italic">irr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irr(n) _{ e }</annotation>
  </semantics>
</math>
</file>

<file path=Object 16/content.xml><?xml version="1.0" encoding="utf-8"?>
<math xmlns="http://www.w3.org/1998/Math/MathML" display="block">
  <semantics>
    <mrow>
      <mi mathvariant="italic">sm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sm(n)_{e}</annotation>
  </semantics>
</math>
</file>

<file path=Object 17/content.xml><?xml version="1.0" encoding="utf-8"?>
<math xmlns="http://www.w3.org/1998/Math/MathML" display="block">
  <semantics>
    <mrow>
      <mi mathvariant="italic">ref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ref(n)_{t}</annotation>
  </semantics>
</math>
</file>

<file path=Object 18/content.xml><?xml version="1.0" encoding="utf-8"?>
<math xmlns="http://www.w3.org/1998/Math/MathML" display="block">
  <semantics>
    <mrow>
      <mi mathvariant="italic">irr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irr(n)_{t}</annotation>
  </semantics>
</math>
</file>

<file path=Object 19/content.xml><?xml version="1.0" encoding="utf-8"?>
<math xmlns="http://www.w3.org/1998/Math/MathML" display="block">
  <semantics>
    <mrow>
      <mi mathvariant="italic">sm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sm(n)_{t}</annotation>
  </semantics>
</math>
</file>

<file path=Object 2/content.xml><?xml version="1.0" encoding="utf-8"?>
<math xmlns="http://www.w3.org/1998/Math/MathML" display="block">
  <semantics>
    <mrow>
      <mi>R</mi>
      <mi>é</mi>
      <mi mathvariant="italic">reflexiva</mi>
      <mo stretchy="false">⇔</mo>
      <mo stretchy="false">∀</mo>
      <mi>x</mi>
      <mi mathvariant="italic">em</mi>
      <mi>A</mi>
      <mi>,</mi>
      <mrow>
        <mrow>
          <mo fence="true" stretchy="false">(</mo>
          <mrow>
            <mrow>
              <mi>x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 R é reflexiva dlrarrow forall x em A,(x,x) in R   </annotation>
  </semantics>
</math>
</file>

<file path=Object 20/content.xml><?xml version="1.0" encoding="utf-8"?>
<math xmlns="http://www.w3.org/1998/Math/MathML" display="block">
  <semantics>
    <mrow>
      <mi mathvariant="italic">ref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ref(n)_{e}</annotation>
  </semantics>
</math>
</file>

<file path=Object 21/content.xml><?xml version="1.0" encoding="utf-8"?>
<math xmlns="http://www.w3.org/1998/Math/MathML" display="block">
  <semantics>
    <mrow>
      <mi mathvariant="italic">anti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anti( n )_{ e }</annotation>
  </semantics>
</math>
</file>

<file path=Object 22/content.xml><?xml version="1.0" encoding="utf-8"?>
<math xmlns="http://www.w3.org/1998/Math/MathML" display="block">
  <semantics>
    <mrow>
      <mi mathvariant="italic">anti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anti(n)_{t}</annotation>
  </semantics>
</math>
</file>

<file path=Object 23/content.xml><?xml version="1.0" encoding="utf-8"?>
<math xmlns="http://www.w3.org/1998/Math/MathML" display="block">
  <semantics>
    <mrow>
      <mi mathvariant="italic">ass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ass( n )_{ t }</annotation>
  </semantics>
</math>
</file>

<file path=Object 24/content.xml><?xml version="1.0" encoding="utf-8"?>
<math xmlns="http://www.w3.org/1998/Math/MathML" display="block">
  <semantics>
    <mrow>
      <mi mathvariant="italic">ass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ass(n)_{e}</annotation>
  </semantics>
</math>
</file>

<file path=Object 25/content.xml><?xml version="1.0" encoding="utf-8"?>
<math xmlns="http://www.w3.org/1998/Math/MathML" display="block">
  <semantics>
    <mrow>
      <mi mathvariant="italic">tran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tran(n)_{ t }</annotation>
  </semantics>
</math>
</file>

<file path=Object 26/content.xml><?xml version="1.0" encoding="utf-8"?>
<math xmlns="http://www.w3.org/1998/Math/MathML" display="block">
  <semantics>
    <mrow>
      <mi mathvariant="italic">tran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tran(n)_{ e }</annotation>
  </semantics>
</math>
</file>

<file path=Object 27/content.xml><?xml version="1.0" encoding="utf-8"?>
<math xmlns="http://www.w3.org/1998/Math/MathML" display="block">
  <semantics>
    <mrow>
      <mi mathvariant="italic">main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main(n)_{ e }</annotation>
  </semantics>
</math>
</file>

<file path=Object 3/content.xml><?xml version="1.0" encoding="utf-8"?>
<math xmlns="http://www.w3.org/1998/Math/MathML" display="block">
  <semantics>
    <mrow>
      <mi mathvariant="italic">main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main( n )_{ t }</annotation>
  </semantics>
</math>
</file>

<file path=Object 4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</mrow>
    <annotation encoding="StarMath 5.0">R é simetrica dlrarrow forall x e y ""em A,""se ( x,y ) in R, "" então ( y,x ) in R</annotation>
  </semantics>
</math>
</file>

<file path=Object 5/content.xml><?xml version="1.0" encoding="utf-8"?>
<math xmlns="http://www.w3.org/1998/Math/MathML" display="block">
  <semantics>
    <mrow>
      <mi>R</mi>
      <mi>é</mi>
      <mi mathvariant="italic">anti</mi>
      <mtext>-</mtext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text/>
      <mi>e</mi>
      <mtext/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∈</mo>
        <mi>R</mi>
      </mrow>
      <mi>,</mi>
      <mtext/>
      <mi mathvariant="italic">então</mi>
      <mtext/>
      <mrow>
        <mi>x</mi>
        <mo stretchy="false">=</mo>
        <mi>y</mi>
      </mrow>
    </mrow>
    <annotation encoding="StarMath 5.0">R é anti"-"simetrica dlrarrow forall x e y ""em A,""se ( x,y ) in R "" e""( y,x ) in R, "" então ""x = y </annotation>
  </semantics>
</math>
</file>

<file path=Object 6/content.xml><?xml version="1.0" encoding="utf-8"?>
<math xmlns="http://www.w3.org/1998/Math/MathML" display="block">
  <semantics>
    <mrow>
      <mi>R</mi>
      <mi>é</mi>
      <mi mathvariant="italic">simetrica</mi>
      <mo stretchy="false">⇔</mo>
      <mo stretchy="false">∀</mo>
      <mi>x</mi>
      <mi>e</mi>
      <mi>y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 mathvariant="italic">então</mi>
      <mrow>
        <mrow>
          <mo fence="true" stretchy="false">(</mo>
          <mrow>
            <mrow>
              <mi>y</mi>
              <mi>,</mi>
              <mi>x</mi>
            </mrow>
          </mrow>
          <mo fence="true" stretchy="false">)</mo>
        </mrow>
        <mo stretchy="false">∉</mo>
        <mi>R</mi>
      </mrow>
    </mrow>
    <annotation encoding="StarMath 5.0">R é simetrica dlrarrow forall x e y ""em A,""se ( x,y ) in R, "" então ( y,x ) notin R</annotation>
  </semantics>
</math>
</file>

<file path=Object 7/content.xml><?xml version="1.0" encoding="utf-8"?>
<math xmlns="http://www.w3.org/1998/Math/MathML" display="block">
  <semantics>
    <mrow>
      <mi>R</mi>
      <mi>é</mi>
      <mi mathvariant="italic">transitiva</mi>
      <mo stretchy="false">⇔</mo>
      <mo stretchy="false">∀</mo>
      <mi>x</mi>
      <mi>,</mi>
      <mi>y</mi>
      <mi>,</mi>
      <mi>z</mi>
      <mtext/>
      <mi mathvariant="italic">em</mi>
      <mi>A</mi>
      <mi>,</mi>
      <mtext/>
      <mi mathvariant="italic">se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∈</mo>
        <mi>R</mi>
      </mrow>
      <mi>,</mi>
      <mtext/>
      <mi>e</mi>
      <mtext/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∈</mo>
        <mi>R</mi>
      </mrow>
      <mi>,</mi>
      <mi mathvariant="italic">então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∈</mo>
        <mi>R</mi>
      </mrow>
    </mrow>
    <annotation encoding="StarMath 5.0">R é transitiva dlrarrow forall x, y,z ""em A,""se ( x,y ) in R, "" e""( y,z ) in R, então  ( x,z ) in R</annotation>
  </semantics>
</math>
</file>

<file path=Object 8/content.xml><?xml version="1.0" encoding="utf-8"?>
<math xmlns="http://www.w3.org/1998/Math/MathML" display="block">
  <semantics>
    <mrow>
      <mi mathvariant="italic">aloc</mi>
      <msub>
        <mrow>
          <mo fence="true" stretchy="false">(</mo>
          <mrow>
            <mi>n</mi>
          </mrow>
          <mo fence="true" stretchy="false">)</mo>
        </mrow>
        <mi>t</mi>
      </msub>
    </mrow>
    <annotation encoding="StarMath 5.0">aloc( n )_{ t }</annotation>
  </semantics>
</math>
</file>

<file path=Object 9/content.xml><?xml version="1.0" encoding="utf-8"?>
<math xmlns="http://www.w3.org/1998/Math/MathML" display="block">
  <semantics>
    <mrow>
      <mi mathvariant="italic">aloc</mi>
      <msub>
        <mrow>
          <mo fence="true" stretchy="false">(</mo>
          <mrow>
            <mi>n</mi>
          </mrow>
          <mo fence="true" stretchy="false">)</mo>
        </mrow>
        <mi>e</mi>
      </msub>
    </mrow>
    <annotation encoding="StarMath 5.0">aloc(n)_{ e }</annotation>
  </semantics>
</math>
</file>